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1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^{\text{(BPSV)}}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PearsonVI</text:p>
          </table:table-cell>
          <table:table-cell table:style-name="ce1" office:value-type="string" calcext:value-type="string">
            <text:p>4.8928, 1.6933, 11400026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formula="of:=12145636/1200000000" office:value-type="float" office:value="0.0101213633333333" calcext:value-type="float">
            <text:p>0.0101213633333333</text:p>
          </table:table-cell>
          <table:table-cell/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8000000/1200000000" office:value-type="float" office:value="0.115" calcext:value-type="float">
            <text:p>0.115</text:p>
          </table:table-cell>
          <table:table-cell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0028362" calcext:value-type="float">
            <text:p>1260028362</text:p>
          </table:table-cell>
          <table:table-cell/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54556263.5" calcext:value-type="float">
            <text:p>2854556263.5</text:p>
          </table:table-cell>
          <table:table-cell/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314048516" calcext:value-type="float">
            <text:p>3314048516</text:p>
          </table:table-cell>
          <table:table-cell/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62656294.5" calcext:value-type="float">
            <text:p>762656294.5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4531991.5" calcext:value-type="float">
            <text:p>1064531991.5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308984518" calcext:value-type="float">
            <text:p>2308984518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363976954.5" calcext:value-type="float">
            <text:p>2363976954.5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50976596.5" calcext:value-type="float">
            <text:p>450976596.5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56715334" calcext:value-type="float">
            <text:p>256715334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59824402.5" calcext:value-type="float">
            <text:p>359824402.5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215830985.5" calcext:value-type="float">
            <text:p>215830985.5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4812768" calcext:value-type="float">
            <text:p>248127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08:42:44.723339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1-12T10:35:06.025154650</dc:date>
    <meta:editing-duration>P37DT16H13M5S</meta:editing-duration>
    <meta:editing-cycles>71</meta:editing-cycles>
    <meta:generator>LibreOffice/25.8.4.2$Linux_X86_64 LibreOffice_project/0366609b1de41a39e1896ae41e33c673f2a73802</meta:generator>
    <meta:document-statistic meta:table-count="1" meta:cell-count="527" meta:object-count="0"/>
  </office:meta>
</office:document-meta>
</file>